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claredThrowableTransformer.begin_method( int access , final Signature sig , final Type [ ] 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declaredThrowableTransformer.UndeclaredThrowableTransformer( Class wr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ndeclaredThrowableTransformer.visitMaxs( int maxStack , int maxLoc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